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7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5.1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0.92mm"/>
    </style:style>
    <style:style style:name="co10" style:family="table-column">
      <style:table-column-properties fo:break-before="auto" style:column-width="47.92mm"/>
    </style:style>
    <style:style style:name="co11" style:family="table-column">
      <style:table-column-properties fo:break-before="auto" style:column-width="37.02mm"/>
    </style:style>
    <style:style style:name="co12" style:family="table-column">
      <style:table-column-properties fo:break-before="auto" style:column-width="47.64mm"/>
    </style:style>
    <style:style style:name="co13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3"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ackground-color="#ffffff"/>
      <style:text-properties fo:color="#666666"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3">
      <style:text-properties fo:font-weight="normal" style:font-weight-asian="normal" style:font-weight-complex="normal"/>
    </style:style>
    <style:style style:name="ce6" style:family="table-cell" style:parent-style-name="Default" style:data-style-name="N3"/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color="#3333ff"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fo:color="#3333ff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fo:background-color="#ffffff"/>
      <style:text-properties fo:color="#666666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fo:color="#3333ff"/>
    </style:style>
    <style:style style:name="ce27" style:family="table-cell" style:parent-style-name="Default" style:data-style-name="N3">
      <style:table-cell-properties fo:background-color="#ffffff"/>
      <style:text-properties fo:color="#666666"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qlunet-5.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8" office:value-type="string" calcext:value-type="string">
            <text:p>SQLUNET-5.1</text:p>
          </table:table-cell>
          <table:table-cell table:style-name="ce1" office:value-type="string" calcext:value-type="string">
            <text:p>ACCURATE SIZE TO HUMAN READABLE</text:p>
          </table:table-cell>
          <table:table-cell table:number-columns-repeated="7"/>
        </table:table-row>
        <table:table-row table:style-name="ro1">
          <table:table-cell table:style-name="ce8"/>
          <table:table-cell table:style-name="ce12" office:value-type="string" calcext:value-type="string">
            <text:p>sqlunet</text:p>
          </table:table-cell>
          <table:table-cell table:style-name="ce5" office:value-type="string" calcext:value-type="string">
            <text:p>+ts(wn)</text:p>
          </table:table-cell>
          <table:table-cell table:style-name="ce5" office:value-type="string" calcext:value-type="string">
            <text:p>+ts(vn)</text:p>
          </table:table-cell>
          <table:table-cell table:style-name="ce5" office:value-type="string" calcext:value-type="string">
            <text:p>+ts(pb)</text:p>
          </table:table-cell>
          <table:table-cell table:style-name="ce5" office:value-type="string" calcext:value-type="string">
            <text:p>+ts(fn)</text:p>
          </table:table-cell>
          <table:table-cell/>
          <table:table-cell office:value-type="string" calcext:value-type="string">
            <text:p>all ts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input growing sizes &gt;</text:p>
          </table:table-cell>
          <table:table-cell table:style-name="ce10" office:value-type="float" office:value="404434944" calcext:value-type="float">
            <text:p>404 434 944</text:p>
          </table:table-cell>
          <table:table-cell table:style-name="ce17" office:value-type="float" office:value="439119872" calcext:value-type="float">
            <text:p>439 119 872</text:p>
          </table:table-cell>
          <table:table-cell table:style-name="ce17" office:value-type="float" office:value="439455744" calcext:value-type="float">
            <text:p>439 455 744</text:p>
          </table:table-cell>
          <table:table-cell table:style-name="ce17" office:value-type="float" office:value="445747200" calcext:value-type="float">
            <text:p>445 747 200</text:p>
          </table:table-cell>
          <table:table-cell table:style-name="ce17" office:value-type="float" office:value="559661056" calcext:value-type="float">
            <text:p>559 661 0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growing sizes</text:p>
          </table:table-cell>
          <table:table-cell table:style-name="ce4" table:formula="of:=[.B3]" office:value-type="float" office:value="404434944" calcext:value-type="float">
            <text:p>404 434 944</text:p>
          </table:table-cell>
          <table:table-cell table:style-name="ce6" table:formula="of:=[.C3]" office:value-type="float" office:value="439119872" calcext:value-type="float">
            <text:p>439 119 872</text:p>
          </table:table-cell>
          <table:table-cell table:style-name="ce6" table:formula="of:=[.D3]" office:value-type="float" office:value="439455744" calcext:value-type="float">
            <text:p>439 455 744</text:p>
          </table:table-cell>
          <table:table-cell table:style-name="ce6" table:formula="of:=[.E3]" office:value-type="float" office:value="445747200" calcext:value-type="float">
            <text:p>445 747 200</text:p>
          </table:table-cell>
          <table:table-cell table:style-name="ce6" table:formula="of:=[.F3]" office:value-type="float" office:value="559661056" calcext:value-type="float">
            <text:p>559 661 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</text:p>
          </table:table-cell>
          <table:table-cell table:style-name="ce6" table:formula="of:=[.B3]" office:value-type="float" office:value="404434944" calcext:value-type="float">
            <text:p>404 434 944</text:p>
          </table:table-cell>
          <table:table-cell table:style-name="ce6" table:formula="of:=[.C6]-[.B6]" office:value-type="float" office:value="34684928" calcext:value-type="float">
            <text:p>34 684 928</text:p>
          </table:table-cell>
          <table:table-cell table:style-name="ce6" table:formula="of:=[.D6]-[.C6]" office:value-type="float" office:value="335872" calcext:value-type="float">
            <text:p>335 872</text:p>
          </table:table-cell>
          <table:table-cell table:style-name="ce6" table:formula="of:=[.E6]-[.D6]" office:value-type="float" office:value="6291456" calcext:value-type="float">
            <text:p>6 291 456</text:p>
          </table:table-cell>
          <table:table-cell table:style-name="ce6" table:formula="of:=[.F6]-[.E6]" office:value-type="float" office:value="113913856" calcext:value-type="float">
            <text:p>113 913 856</text:p>
          </table:table-cell>
          <table:table-cell/>
          <table:table-cell table:style-name="ce1" table:formula="of:=SUM([.C7:.F7])" office:value-type="float" office:value="155226112" calcext:value-type="float">
            <text:p>155 226 112</text:p>
          </table:table-cell>
          <table:table-cell table:style-name="ce1" table:formula="of:=[.B6]+[.H7]" office:value-type="float" office:value="559661056" calcext:value-type="float">
            <text:p>559 661 056</text:p>
          </table:table-cell>
        </table:table-row>
        <table:table-row table:style-name="ro1">
          <table:table-cell office:value-type="string" calcext:value-type="string">
            <text:p>hr diff</text:p>
          </table:table-cell>
          <table:table-cell table:style-name="ce2" table:formula="of:=IF([.B3]&gt;1024*1024*1024 ; TRUNC([.B3]/1024/1024/1024.2)&amp;&quot; GB&quot;;  IF([.B3]&gt;1024*1024; ROUND([.B3]/1024/1024)&amp;&quot; MB&quot;; ROUND([.B3]/1024)&amp;&quot; KB&quot;))" office:value-type="string" office:string-value="386 MB" calcext:value-type="string">
            <text:p>386 MB</text:p>
          </table:table-cell>
          <table:table-cell table:style-name="ce7" table:formula="of:=IF([.C7]&gt;1024*1024*1024 ; TRUNC([.C7]/1024/1024/1024;2)&amp;&quot; GB&quot;;  IF([.C7]&gt;1024*1024; TRUNC([.C7]/1024/1024;2) &amp; &quot; MB&quot;; TRUNC([.C7]/1024;2)&amp;&quot; KB&quot;))" office:value-type="string" office:string-value="33,07 MB" calcext:value-type="string">
            <text:p>33,07 MB</text:p>
          </table:table-cell>
          <table:table-cell table:style-name="ce7" table:formula="of:=IF([.D7]&gt;1024*1024*1024 ; TRUNC([.D7]/1024/1024/1024;2)&amp;&quot; GB&quot;;  IF([.D7]&gt;1024*1024; TRUNC([.D7]/1024/1024;2) &amp; &quot; MB&quot;; TRUNC([.D7]/1024;2)&amp;&quot; KB&quot;))" office:value-type="string" office:string-value="328 KB" calcext:value-type="string">
            <text:p>328 KB</text:p>
          </table:table-cell>
          <table:table-cell table:style-name="ce7" table:formula="of:=IF([.E7]&gt;1024*1024*1024 ; TRUNC([.E7]/1024/1024/1024;2)&amp;&quot; GB&quot;;  IF([.E7]&gt;1024*1024; TRUNC([.E7]/1024/1024;2) &amp; &quot; MB&quot;; TRUNC([.E7]/1024;2)&amp;&quot; KB&quot;))" office:value-type="string" office:string-value="6 MB" calcext:value-type="string">
            <text:p>6 MB</text:p>
          </table:table-cell>
          <table:table-cell table:style-name="ce7" table:formula="of:=IF([.F7]&gt;1024*1024*1024 ; TRUNC([.F7]/1024/1024/1024;2)&amp;&quot; GB&quot;;  IF([.F7]&gt;1024*1024; TRUNC([.F7]/1024/1024;2) &amp; &quot; MB&quot;; TRUNC([.F7]/1024;2)&amp;&quot; KB&quot;))" office:value-type="string" office:string-value="108,63 MB" calcext:value-type="string">
            <text:p>108,63 MB</text:p>
          </table:table-cell>
          <table:table-cell table:style-name="ce7"/>
          <table:table-cell table:style-name="ce7" table:formula="of:=IF([.H7]&gt;1024*1024*1024 ; TRUNC([.H7]/1024/1024/1024;2)&amp;&quot; GB&quot;;  IF([.H7]&gt;1024*1024; TRUNC([.H7]/1024/1024;2) &amp; &quot; MB&quot;; TRUNC([.H7]/1024;2)&amp;&quot; KB&quot;))" office:value-type="string" office:string-value="148,03 MB" calcext:value-type="string">
            <text:p>148,03 MB</text:p>
          </table:table-cell>
          <table:table-cell table:style-name="ce7" table:formula="of:=IF([.I7]&gt;1024*1024*1024 ; TRUNC([.I7]/1024/1024/1024;2)&amp;&quot; GB&quot;;  IF([.I7]&gt;1024*1024; TRUNC([.I7]/1024/1024;2) &amp; &quot; MB&quot;; TRUNC([.I7]/1024;2)&amp;&quot; KB&quot;))" office:value-type="string" office:string-value="533,73 MB" calcext:value-type="string">
            <text:p>533,73 MB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ther</text:p>
          </table:table-cell>
          <table:table-cell table:style-name="Default" office:value-type="string" calcext:value-type="string">
            <text:p>sqlunet.db.zip</text:p>
          </table:table-cell>
          <table:table-cell office:value-type="string" calcext:value-type="string">
            <text:p><text:s/>sqlunet.sql.zip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15" office:value-type="float" office:value="140114575" calcext:value-type="float">
            <text:p>140114575</text:p>
          </table:table-cell>
          <table:table-cell table:style-name="ce15" office:value-type="float" office:value="90843972" calcext:value-type="float">
            <text:p>9084397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1" table:formula="of:=IF([.B11]&gt;1024*1024*1024 ; TRUNC([.B11]/1024/1024/1024.2)&amp;&quot; GB&quot;;  IF([.B11]&gt;1024*1024; ROUND([.B11]/1024/1024)&amp;&quot; MB&quot;; ROUND([.B11]/1024)&amp;&quot; KB&quot;))" office:value-type="string" office:string-value="134 MB" calcext:value-type="string">
            <text:p>134 MB</text:p>
          </table:table-cell>
          <table:table-cell table:style-name="ce21" table:formula="of:=IF([.C11]&gt;1024*1024*1024 ; TRUNC([.C11]/1024/1024/1024.2)&amp;&quot; GB&quot;;  IF([.C11]&gt;1024*1024; ROUND([.C11]/1024/1024)&amp;&quot; MB&quot;; ROUND([.C11]/1024)&amp;&quot; KB&quot;))" office:value-type="string" office:string-value="87 MB" calcext:value-type="string">
            <text:p>87 MB</text:p>
          </table:table-cell>
          <table:table-cell table:style-name="Default"/>
          <table:table-cell table:number-columns-repeated="5"/>
        </table:table-row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qlunet_fn-5.1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ce3"/>
        <table:table-column table:style-name="co6" table:default-cell-style-name="ce3"/>
        <table:table-column table:style-name="co8" table:number-columns-repeated="3" table:default-cell-style-name="Default"/>
        <table:table-row table:style-name="ro1">
          <table:table-cell table:style-name="ce8" office:value-type="string" calcext:value-type="string">
            <text:p>SQLUNET FRAMENET</text:p>
          </table:table-cell>
          <table:table-cell table:style-name="ce8" office:value-type="string" calcext:value-type="string">
            <text:p>SQLUNET-FN1.5</text:p>
          </table:table-cell>
          <table:table-cell table:style-name="ce1" office:value-type="string" calcext:value-type="string">
            <text:p>ACCURATE SIZE TO HUMAN READABLE</text:p>
          </table:table-cell>
          <table:table-cell table:number-columns-repeated="4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sqlunet</text:p>
          </table:table-cell>
          <table:table-cell table:style-name="ce5" office:value-type="string" calcext:value-type="string">
            <text:p>+ts(fn)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table:number-columns-repeated="2" office:value-type="string" calcext:value-type="string">
            <text:p>input growing sizes &gt;</text:p>
          </table:table-cell>
          <table:table-cell table:style-name="ce10" office:value-type="float" office:value="315654144" calcext:value-type="float">
            <text:p>315 654 144</text:p>
          </table:table-cell>
          <table:table-cell table:style-name="ce17" office:value-type="float" office:value="428576192" calcext:value-type="float">
            <text:p>428 576 1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rowing sizes</text:p>
          </table:table-cell>
          <table:table-cell table:style-name="ce4" table:formula="of:=[.C3]" office:value-type="float" office:value="315654144" calcext:value-type="float">
            <text:p>315 654 144</text:p>
          </table:table-cell>
          <table:table-cell table:style-name="ce6" table:formula="of:=[.D3]" office:value-type="float" office:value="428576192" calcext:value-type="float">
            <text:p>428 576 19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ff</text:p>
          </table:table-cell>
          <table:table-cell table:style-name="ce6" table:formula="of:=[.C3]" office:value-type="float" office:value="315654144" calcext:value-type="float">
            <text:p>315 654 144</text:p>
          </table:table-cell>
          <table:table-cell table:style-name="ce6" table:formula="of:=[.D6]-[.C6]" office:value-type="float" office:value="112922048" calcext:value-type="float">
            <text:p>112 922 048</text:p>
          </table:table-cell>
          <table:table-cell/>
          <table:table-cell table:style-name="ce1" table:formula="of:=SUM([.D7:.D7])" office:value-type="float" office:value="112922048" calcext:value-type="float">
            <text:p>112 922 048</text:p>
          </table:table-cell>
          <table:table-cell table:style-name="ce1" table:formula="of:=[.C6]+[.F7]" office:value-type="float" office:value="428576192" calcext:value-type="float">
            <text:p>428 576 192</text:p>
          </table:table-cell>
        </table:table-row>
        <table:table-row table:style-name="ro1">
          <table:table-cell table:number-columns-repeated="2" office:value-type="string" calcext:value-type="string">
            <text:p>hr diff</text:p>
          </table:table-cell>
          <table:table-cell table:style-name="ce2" table:formula="of:=IF([.C3]&gt;1024*1024*1024 ; TRUNC([.C3]/1024/1024/1024.2)&amp;&quot; GB&quot;;  IF([.C3]&gt;1024*1024; ROUND([.C3]/1024/1024)&amp;&quot; MB&quot;; ROUND([.C3]/1024)&amp;&quot; KB&quot;))" office:value-type="string" office:string-value="301 MB" calcext:value-type="string">
            <text:p>301 MB</text:p>
          </table:table-cell>
          <table:table-cell table:style-name="ce7" table:formula="of:=IF([.D7]&gt;1024*1024*1024 ; TRUNC([.D7]/1024/1024/1024;2)&amp;&quot; GB&quot;;  IF([.D7]&gt;1024*1024; TRUNC([.D7]/1024/1024;2) &amp; &quot; MB&quot;; TRUNC([.D7]/1024;2)&amp;&quot; KB&quot;))" office:value-type="string" office:string-value="107,69 MB" calcext:value-type="string">
            <text:p>107,69 MB</text:p>
          </table:table-cell>
          <table:table-cell table:style-name="ce7"/>
          <table:table-cell table:style-name="ce7" table:formula="of:=IF([.F7]&gt;1024*1024*1024 ; TRUNC([.F7]/1024/1024/1024;2)&amp;&quot; GB&quot;;  IF([.F7]&gt;1024*1024; TRUNC([.F7]/1024/1024;2) &amp; &quot; MB&quot;; TRUNC([.F7]/1024;2)&amp;&quot; KB&quot;))" office:value-type="string" office:string-value="107,69 MB" calcext:value-type="string">
            <text:p>107,69 MB</text:p>
          </table:table-cell>
          <table:table-cell table:style-name="ce7" table:formula="of:=IF([.G7]&gt;1024*1024*1024 ; TRUNC([.G7]/1024/1024/1024;2)&amp;&quot; GB&quot;;  IF([.G7]&gt;1024*1024; TRUNC([.G7]/1024/1024;2) &amp; &quot; MB&quot;; TRUNC([.G7]/1024;2)&amp;&quot; KB&quot;))" office:value-type="string" office:string-value="408,72 MB" calcext:value-type="string">
            <text:p>408,72 MB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other</text:p>
          </table:table-cell>
          <table:table-cell table:style-name="Default" office:value-type="string" calcext:value-type="string">
            <text:p>sqlunet-fn.db.zip</text:p>
          </table:table-cell>
          <table:table-cell office:value-type="string" calcext:value-type="string">
            <text:p><text:s/>sqlunet-fn.sql.zip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5" office:value-type="float" office:value="104007470" calcext:value-type="float">
            <text:p>104007470</text:p>
          </table:table-cell>
          <table:table-cell table:style-name="ce15" office:value-type="float" office:value="73817018" calcext:value-type="float">
            <text:p>738170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table:formula="of:=IF([.C11]&gt;1024*1024*1024 ; TRUNC([.C11]/1024/1024/1024.2)&amp;&quot; GB&quot;;  IF([.C11]&gt;1024*1024; ROUND([.C11]/1024/1024)&amp;&quot; MB&quot;; ROUND([.C11]/1024)&amp;&quot; KB&quot;))" office:value-type="string" office:string-value="99 MB" calcext:value-type="string">
            <text:p>99 MB</text:p>
          </table:table-cell>
          <table:table-cell table:style-name="ce21" table:formula="of:=IF([.D11]&gt;1024*1024*1024 ; TRUNC([.D11]/1024/1024/1024.2)&amp;&quot; GB&quot;;  IF([.D11]&gt;1024*1024; ROUND([.D11]/1024/1024)&amp;&quot; MB&quot;; ROUND([.D11]/1024)&amp;&quot; KB&quot;))" office:value-type="string" office:string-value="70 MB" calcext:value-type="string">
            <text:p>70 MB</text:p>
          </table:table-cell>
          <table:table-cell table:number-columns-repeated="3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unet-5.2" table:style-name="ta1">
        <table:table-column table:style-name="co1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8" office:value-type="string" calcext:value-type="string">
            <text:p>SQLUNET-5.2</text:p>
          </table:table-cell>
          <table:table-cell table:style-name="ce1" office:value-type="string" calcext:value-type="string">
            <text:p>ACCURATE SIZE TO HUMAN READABLE</text:p>
          </table:table-cell>
          <table:table-cell table:number-columns-repeated="7"/>
        </table:table-row>
        <table:table-row table:style-name="ro1">
          <table:table-cell table:style-name="ce8"/>
          <table:table-cell table:style-name="ce12" office:value-type="string" calcext:value-type="string">
            <text:p>sqlunet</text:p>
          </table:table-cell>
          <table:table-cell table:style-name="ce5" office:value-type="string" calcext:value-type="string">
            <text:p>+ts(wn)</text:p>
          </table:table-cell>
          <table:table-cell table:style-name="ce5" office:value-type="string" calcext:value-type="string">
            <text:p>+ts(vn)</text:p>
          </table:table-cell>
          <table:table-cell table:style-name="ce5" office:value-type="string" calcext:value-type="string">
            <text:p>+ts(pb)</text:p>
          </table:table-cell>
          <table:table-cell table:style-name="ce5" office:value-type="string" calcext:value-type="string">
            <text:p>+ts(fn)</text:p>
          </table:table-cell>
          <table:table-cell/>
          <table:table-cell office:value-type="string" calcext:value-type="string">
            <text:p>all ts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input growing sizes &gt;</text:p>
          </table:table-cell>
          <table:table-cell table:style-name="ce10" office:value-type="float" office:value="539594752" calcext:value-type="float">
            <text:p>539 594 752</text:p>
          </table:table-cell>
          <table:table-cell table:number-columns-repeated="2" table:style-name="ce27" office:value-type="float" office:value="574554112" calcext:value-type="float">
            <text:p>574 554 112</text:p>
          </table:table-cell>
          <table:table-cell table:style-name="ce17" office:value-type="float" office:value="580497408" calcext:value-type="float">
            <text:p>580 497 408</text:p>
          </table:table-cell>
          <table:table-cell table:style-name="ce17" office:value-type="float" office:value="720359424" calcext:value-type="float">
            <text:p>720 359 42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27" office:value-type="float" office:value="539938816" calcext:value-type="float">
            <text:p>539 938 8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growing sizes</text:p>
          </table:table-cell>
          <table:table-cell table:style-name="ce4" table:formula="of:=[.B3]" office:value-type="float" office:value="539594752" calcext:value-type="float">
            <text:p>539 594 752</text:p>
          </table:table-cell>
          <table:table-cell table:style-name="ce6" table:formula="of:=[.C3]" office:value-type="float" office:value="574554112" calcext:value-type="float">
            <text:p>574 554 112</text:p>
          </table:table-cell>
          <table:table-cell table:style-name="ce6" table:formula="of:=[.D3]" office:value-type="float" office:value="574554112" calcext:value-type="float">
            <text:p>574 554 112</text:p>
          </table:table-cell>
          <table:table-cell table:style-name="ce6" table:formula="of:=[.E3]" office:value-type="float" office:value="580497408" calcext:value-type="float">
            <text:p>580 497 408</text:p>
          </table:table-cell>
          <table:table-cell table:style-name="ce6" table:formula="of:=[.F3]" office:value-type="float" office:value="720359424" calcext:value-type="float">
            <text:p>720 359 424</text:p>
          </table:table-cell>
          <table:table-cell/>
          <table:table-cell table:style-name="ce1" table:formula="of:=[.F6]-[.B6]" office:value-type="float" office:value="180764672" calcext:value-type="float">
            <text:p>180 764 672</text:p>
          </table:table-cell>
          <table:table-cell/>
        </table:table-row>
        <table:table-row table:style-name="ro1">
          <table:table-cell office:value-type="string" calcext:value-type="string">
            <text:p>diff</text:p>
          </table:table-cell>
          <table:table-cell table:style-name="ce6" table:formula="of:=[.B3]" office:value-type="float" office:value="539594752" calcext:value-type="float">
            <text:p>539 594 752</text:p>
          </table:table-cell>
          <table:table-cell table:style-name="ce6" table:formula="of:=[.C6]-[.B6]" office:value-type="float" office:value="34959360" calcext:value-type="float">
            <text:p>34 959 360</text:p>
          </table:table-cell>
          <table:table-cell table:style-name="ce6" table:formula="of:=[.D6]-[.C6]" office:value-type="float" office:value="0" calcext:value-type="float">
            <text:p>0</text:p>
          </table:table-cell>
          <table:table-cell table:style-name="ce6" table:formula="of:=[.E6]-[.D6]" office:value-type="float" office:value="5943296" calcext:value-type="float">
            <text:p>5 943 296</text:p>
          </table:table-cell>
          <table:table-cell table:style-name="ce6" table:formula="of:=[.F6]-[.E6]" office:value-type="float" office:value="139862016" calcext:value-type="float">
            <text:p>139 862 016</text:p>
          </table:table-cell>
          <table:table-cell/>
          <table:table-cell table:style-name="ce1" table:formula="of:=SUM([.C7:.F7])" office:value-type="float" office:value="180764672" calcext:value-type="float">
            <text:p>180 764 672</text:p>
          </table:table-cell>
          <table:table-cell table:style-name="ce1" table:formula="of:=[.B6]+[.H7]" office:value-type="float" office:value="720359424" calcext:value-type="float">
            <text:p>720 359 424</text:p>
          </table:table-cell>
        </table:table-row>
        <table:table-row table:style-name="ro1">
          <table:table-cell office:value-type="string" calcext:value-type="string">
            <text:p>hr diff</text:p>
          </table:table-cell>
          <table:table-cell table:style-name="ce2" table:formula="of:=IF([.B3]&gt;1024*1024*1024 ; TRUNC([.B3]/1024/1024/1024.2)&amp;&quot; GB&quot;;  IF([.B3]&gt;1024*1024; ROUND([.B3]/1024/1024)&amp;&quot; MB&quot;; ROUND([.B3]/1024)&amp;&quot; KB&quot;))" office:value-type="string" office:string-value="515 MB" calcext:value-type="string">
            <text:p>515 MB</text:p>
          </table:table-cell>
          <table:table-cell table:style-name="ce7" table:formula="of:=IF([.C7]&gt;1024*1024*1024 ; TRUNC([.C7]/1024/1024/1024;2)&amp;&quot; GB&quot;;  IF([.C7]&gt;1024*1024; TRUNC([.C7]/1024/1024;2) &amp; &quot; MB&quot;; TRUNC([.C7]/1024;2)&amp;&quot; KB&quot;))" office:value-type="string" office:string-value="33,33 MB" calcext:value-type="string">
            <text:p>33,33 MB</text:p>
          </table:table-cell>
          <table:table-cell table:style-name="ce7" table:formula="of:=IF([.D7]&gt;1024*1024*1024 ; TRUNC([.D7]/1024/1024/1024;2)&amp;&quot; GB&quot;;  IF([.D7]&gt;1024*1024; TRUNC([.D7]/1024/1024;2) &amp; &quot; MB&quot;; TRUNC([.D7]/1024;2)&amp;&quot; KB&quot;))" office:value-type="string" office:string-value="0 KB" calcext:value-type="string">
            <text:p>0 KB</text:p>
          </table:table-cell>
          <table:table-cell table:style-name="ce7" table:formula="of:=IF([.E7]&gt;1024*1024*1024 ; TRUNC([.E7]/1024/1024/1024;2)&amp;&quot; GB&quot;;  IF([.E7]&gt;1024*1024; TRUNC([.E7]/1024/1024;2) &amp; &quot; MB&quot;; TRUNC([.E7]/1024;2)&amp;&quot; KB&quot;))" office:value-type="string" office:string-value="5,66 MB" calcext:value-type="string">
            <text:p>5,66 MB</text:p>
          </table:table-cell>
          <table:table-cell table:style-name="ce7" table:formula="of:=IF([.F7]&gt;1024*1024*1024 ; TRUNC([.F7]/1024/1024/1024;2)&amp;&quot; GB&quot;;  IF([.F7]&gt;1024*1024; TRUNC([.F7]/1024/1024;2) &amp; &quot; MB&quot;; TRUNC([.F7]/1024;2)&amp;&quot; KB&quot;))" office:value-type="string" office:string-value="133,38 MB" calcext:value-type="string">
            <text:p>133,38 MB</text:p>
          </table:table-cell>
          <table:table-cell table:style-name="ce7"/>
          <table:table-cell table:style-name="ce7" table:formula="of:=IF([.H7]&gt;1024*1024*1024 ; TRUNC([.H7]/1024/1024/1024;2)&amp;&quot; GB&quot;;  IF([.H7]&gt;1024*1024; TRUNC([.H7]/1024/1024;2) &amp; &quot; MB&quot;; TRUNC([.H7]/1024;2)&amp;&quot; KB&quot;))" office:value-type="string" office:string-value="172,39 MB" calcext:value-type="string">
            <text:p>172,39 MB</text:p>
          </table:table-cell>
          <table:table-cell table:style-name="ce7" table:formula="of:=IF([.I7]&gt;1024*1024*1024 ; TRUNC([.I7]/1024/1024/1024;2)&amp;&quot; GB&quot;;  IF([.I7]&gt;1024*1024; TRUNC([.I7]/1024/1024;2) &amp; &quot; MB&quot;; TRUNC([.I7]/1024;2)&amp;&quot; KB&quot;))" office:value-type="string" office:string-value="686,98 MB" calcext:value-type="string">
            <text:p>686,98 MB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6" table:formula="of:=[.D4]" office:value-type="float" office:value="539938816" calcext:value-type="float">
            <text:p>539 938 816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[.D9]-[.B6]" office:value-type="float" office:value="344064" calcext:value-type="float">
            <text:p>344064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7" table:formula="of:=IF([.D10]&gt;1024*1024*1024 ; TRUNC([.D10]/1024/1024/1024;2)&amp;&quot; GB&quot;;  IF([.D10]&gt;1024*1024; TRUNC([.D10]/1024/1024;2) &amp; &quot; MB&quot;; TRUNC([.D10]/1024;2)&amp;&quot; KB&quot;))" office:value-type="string" office:string-value="336 KB" calcext:value-type="string">
            <text:p>336 K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her</text:p>
          </table:table-cell>
          <table:table-cell table:style-name="Default" office:value-type="string" calcext:value-type="string">
            <text:p>sqlunet.db.zip</text:p>
          </table:table-cell>
          <table:table-cell office:value-type="string" calcext:value-type="string">
            <text:p><text:s/>sqlunet.sql.zip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15" office:value-type="float" office:value="181779860" calcext:value-type="float">
            <text:p>181779860</text:p>
          </table:table-cell>
          <table:table-cell table:style-name="ce15" office:value-type="float" office:value="119924605" calcext:value-type="float">
            <text:p>119924605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1" table:formula="of:=IF([.B13]&gt;1024*1024*1024 ; TRUNC([.B13]/1024/1024/1024.2)&amp;&quot; GB&quot;;  IF([.B13]&gt;1024*1024; ROUND([.B13]/1024/1024)&amp;&quot; MB&quot;; ROUND([.B13]/1024)&amp;&quot; KB&quot;))" office:value-type="string" office:string-value="173 MB" calcext:value-type="string">
            <text:p>173 MB</text:p>
          </table:table-cell>
          <table:table-cell table:style-name="ce21" table:formula="of:=IF([.C13]&gt;1024*1024*1024 ; TRUNC([.C13]/1024/1024/1024.2)&amp;&quot; GB&quot;;  IF([.C13]&gt;1024*1024; ROUND([.C13]/1024/1024)&amp;&quot; MB&quot;; ROUND([.C13]/1024)&amp;&quot; KB&quot;))" office:value-type="string" office:string-value="114 MB" calcext:value-type="string">
            <text:p>114 MB</text:p>
          </table:table-cell>
          <table:table-cell table:style-name="Default"/>
          <table:table-cell table:number-columns-repeated="5"/>
        </table:table-row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1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qlunet_fn-5.2" table:style-name="ta1">
        <table:table-column table:style-name="co9" table:default-cell-style-name="Default"/>
        <table:table-column table:style-name="co12" table:default-cell-style-name="Default"/>
        <table:table-column table:style-name="co2" table:default-cell-style-name="ce3"/>
        <table:table-column table:style-name="co6" table:default-cell-style-name="ce3"/>
        <table:table-column table:style-name="co8" table:number-columns-repeated="3" table:default-cell-style-name="Default"/>
        <table:table-row table:style-name="ro1">
          <table:table-cell table:style-name="ce8" office:value-type="string" calcext:value-type="string">
            <text:p>SQLUNET FRAMENET</text:p>
          </table:table-cell>
          <table:table-cell table:style-name="ce8" office:value-type="string" calcext:value-type="string">
            <text:p>SQLUNET-FN1.7</text:p>
          </table:table-cell>
          <table:table-cell table:style-name="ce1" office:value-type="string" calcext:value-type="string">
            <text:p>ACCURATE SIZE TO HUMAN READABLE</text:p>
          </table:table-cell>
          <table:table-cell table:number-columns-repeated="4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sqlunet</text:p>
          </table:table-cell>
          <table:table-cell table:style-name="ce5" office:value-type="string" calcext:value-type="string">
            <text:p>+ts(fn)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table:number-columns-repeated="2" office:value-type="string" calcext:value-type="string">
            <text:p>input growing sizes &gt;</text:p>
          </table:table-cell>
          <table:table-cell table:style-name="ce10" office:value-type="float" office:value="450826240" calcext:value-type="float">
            <text:p>450 826 240</text:p>
          </table:table-cell>
          <table:table-cell table:style-name="ce17" office:value-type="float" office:value="590696448" calcext:value-type="float">
            <text:p>590 696 4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rowing sizes</text:p>
          </table:table-cell>
          <table:table-cell table:style-name="ce4" table:formula="of:=[.C3]" office:value-type="float" office:value="450826240" calcext:value-type="float">
            <text:p>450 826 240</text:p>
          </table:table-cell>
          <table:table-cell table:style-name="ce6" table:formula="of:=[.D3]" office:value-type="float" office:value="590696448" calcext:value-type="float">
            <text:p>590 696 44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ff</text:p>
          </table:table-cell>
          <table:table-cell table:style-name="ce6" table:formula="of:=[.C3]" office:value-type="float" office:value="450826240" calcext:value-type="float">
            <text:p>450 826 240</text:p>
          </table:table-cell>
          <table:table-cell table:style-name="ce6" table:formula="of:=[.D6]-[.C6]" office:value-type="float" office:value="139870208" calcext:value-type="float">
            <text:p>139 870 208</text:p>
          </table:table-cell>
          <table:table-cell/>
          <table:table-cell table:style-name="ce1" table:formula="of:=SUM([.D7:.D7])" office:value-type="float" office:value="139870208" calcext:value-type="float">
            <text:p>139 870 208</text:p>
          </table:table-cell>
          <table:table-cell table:style-name="ce1" table:formula="of:=[.C6]+[.F7]" office:value-type="float" office:value="590696448" calcext:value-type="float">
            <text:p>590 696 448</text:p>
          </table:table-cell>
        </table:table-row>
        <table:table-row table:style-name="ro1">
          <table:table-cell table:number-columns-repeated="2" office:value-type="string" calcext:value-type="string">
            <text:p>hr diff</text:p>
          </table:table-cell>
          <table:table-cell table:style-name="ce2" table:formula="of:=IF([.C3]&gt;1024*1024*1024 ; TRUNC([.C3]/1024/1024/1024.2)&amp;&quot; GB&quot;;  IF([.C3]&gt;1024*1024; ROUND([.C3]/1024/1024)&amp;&quot; MB&quot;; ROUND([.C3]/1024)&amp;&quot; KB&quot;))" office:value-type="string" office:string-value="430 MB" calcext:value-type="string">
            <text:p>430 MB</text:p>
          </table:table-cell>
          <table:table-cell table:style-name="ce7" table:formula="of:=IF([.D7]&gt;1024*1024*1024 ; TRUNC([.D7]/1024/1024/1024;2)&amp;&quot; GB&quot;;  IF([.D7]&gt;1024*1024; TRUNC([.D7]/1024/1024;2) &amp; &quot; MB&quot;; TRUNC([.D7]/1024;2)&amp;&quot; KB&quot;))" office:value-type="string" office:string-value="133,39 MB" calcext:value-type="string">
            <text:p>133,39 MB</text:p>
          </table:table-cell>
          <table:table-cell table:style-name="ce7"/>
          <table:table-cell table:style-name="ce7" table:formula="of:=IF([.F7]&gt;1024*1024*1024 ; TRUNC([.F7]/1024/1024/1024;2)&amp;&quot; GB&quot;;  IF([.F7]&gt;1024*1024; TRUNC([.F7]/1024/1024;2) &amp; &quot; MB&quot;; TRUNC([.F7]/1024;2)&amp;&quot; KB&quot;))" office:value-type="string" office:string-value="133,39 MB" calcext:value-type="string">
            <text:p>133,39 MB</text:p>
          </table:table-cell>
          <table:table-cell table:style-name="ce7" table:formula="of:=IF([.G7]&gt;1024*1024*1024 ; TRUNC([.G7]/1024/1024/1024;2)&amp;&quot; GB&quot;;  IF([.G7]&gt;1024*1024; TRUNC([.G7]/1024/1024;2) &amp; &quot; MB&quot;; TRUNC([.G7]/1024;2)&amp;&quot; KB&quot;))" office:value-type="string" office:string-value="563,33 MB" calcext:value-type="string">
            <text:p>563,33 MB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other</text:p>
          </table:table-cell>
          <table:table-cell table:style-name="Default" office:value-type="string" calcext:value-type="string">
            <text:p>sqlunet-fn.db.zip</text:p>
          </table:table-cell>
          <table:table-cell office:value-type="string" calcext:value-type="string">
            <text:p><text:s/>sqlunet-fn.sql.zip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5" office:value-type="float" office:value="145667295" calcext:value-type="float">
            <text:p>145667295</text:p>
          </table:table-cell>
          <table:table-cell table:style-name="ce15" office:value-type="float" office:value="102900169" calcext:value-type="float">
            <text:p>10290016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table:formula="of:=IF([.C11]&gt;1024*1024*1024 ; TRUNC([.C11]/1024/1024/1024.2)&amp;&quot; GB&quot;;  IF([.C11]&gt;1024*1024; ROUND([.C11]/1024/1024)&amp;&quot; MB&quot;; ROUND([.C11]/1024)&amp;&quot; KB&quot;))" office:value-type="string" office:string-value="139 MB" calcext:value-type="string">
            <text:p>139 MB</text:p>
          </table:table-cell>
          <table:table-cell table:style-name="ce21" table:formula="of:=IF([.D11]&gt;1024*1024*1024 ; TRUNC([.D11]/1024/1024/1024.2)&amp;&quot; GB&quot;;  IF([.D11]&gt;1024*1024; ROUND([.D11]/1024/1024)&amp;&quot; MB&quot;; ROUND([.D11]/1024)&amp;&quot; KB&quot;))" office:value-type="string" office:string-value="98 MB" calcext:value-type="string">
            <text:p>98 MB</text:p>
          </table:table-cell>
          <table:table-cell table:number-columns-repeated="3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unet_wn-5.2" table:style-name="ta1">
        <table:table-column table:style-name="co9" table:default-cell-style-name="Default"/>
        <table:table-column table:style-name="co13" table:default-cell-style-name="Default"/>
        <table:table-column table:style-name="co2" table:default-cell-style-name="ce3"/>
        <table:table-column table:style-name="co6" table:default-cell-style-name="ce3"/>
        <table:table-column table:style-name="co8" table:number-columns-repeated="3" table:default-cell-style-name="Default"/>
        <table:table-row table:style-name="ro1">
          <table:table-cell table:style-name="ce8" office:value-type="string" calcext:value-type="string">
            <text:p>SQLUNET FRAMENET</text:p>
          </table:table-cell>
          <table:table-cell table:style-name="ce8" office:value-type="string" calcext:value-type="string">
            <text:p>SQLUNET-WN</text:p>
          </table:table-cell>
          <table:table-cell table:style-name="ce1" office:value-type="string" calcext:value-type="string">
            <text:p>ACCURATE SIZE TO HUMAN READABLE</text:p>
          </table:table-cell>
          <table:table-cell table:number-columns-repeated="4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sqlunet</text:p>
          </table:table-cell>
          <table:table-cell table:style-name="ce5" office:value-type="string" calcext:value-type="string">
            <text:p>+ts(wn)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table:number-columns-repeated="2" office:value-type="string" calcext:value-type="string">
            <text:p>input growing sizes &gt;</text:p>
          </table:table-cell>
          <table:table-cell table:style-name="ce10" office:value-type="float" office:value="65818624" calcext:value-type="float">
            <text:p>65 818 624</text:p>
          </table:table-cell>
          <table:table-cell table:style-name="ce17" office:value-type="float" office:value="100777984" calcext:value-type="float">
            <text:p>100 777 98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rowing sizes</text:p>
          </table:table-cell>
          <table:table-cell table:style-name="ce4" table:formula="of:=[.C3]" office:value-type="float" office:value="65818624" calcext:value-type="float">
            <text:p>65 818 624</text:p>
          </table:table-cell>
          <table:table-cell table:style-name="ce6" table:formula="of:=[.D3]" office:value-type="float" office:value="100777984" calcext:value-type="float">
            <text:p>100 777 98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ff</text:p>
          </table:table-cell>
          <table:table-cell table:style-name="ce6" table:formula="of:=[.C3]" office:value-type="float" office:value="65818624" calcext:value-type="float">
            <text:p>65 818 624</text:p>
          </table:table-cell>
          <table:table-cell table:style-name="ce6" table:formula="of:=[.D6]-[.C6]" office:value-type="float" office:value="34959360" calcext:value-type="float">
            <text:p>34 959 360</text:p>
          </table:table-cell>
          <table:table-cell/>
          <table:table-cell table:style-name="ce1" table:formula="of:=SUM([.D7:.D7])" office:value-type="float" office:value="34959360" calcext:value-type="float">
            <text:p>34 959 360</text:p>
          </table:table-cell>
          <table:table-cell table:style-name="ce1" table:formula="of:=[.C6]+[.F7]" office:value-type="float" office:value="100777984" calcext:value-type="float">
            <text:p>100 777 984</text:p>
          </table:table-cell>
        </table:table-row>
        <table:table-row table:style-name="ro1">
          <table:table-cell table:number-columns-repeated="2" office:value-type="string" calcext:value-type="string">
            <text:p>hr diff</text:p>
          </table:table-cell>
          <table:table-cell table:style-name="ce2" table:formula="of:=IF([.C3]&gt;1024*1024*1024 ; TRUNC([.C3]/1024/1024/1024.2)&amp;&quot; GB&quot;;  IF([.C3]&gt;1024*1024; ROUND([.C3]/1024/1024)&amp;&quot; MB&quot;; ROUND([.C3]/1024)&amp;&quot; KB&quot;))" office:value-type="string" office:string-value="63 MB" calcext:value-type="string">
            <text:p>63 MB</text:p>
          </table:table-cell>
          <table:table-cell table:style-name="ce7" table:formula="of:=IF([.D7]&gt;1024*1024*1024 ; TRUNC([.D7]/1024/1024/1024;2)&amp;&quot; GB&quot;;  IF([.D7]&gt;1024*1024; TRUNC([.D7]/1024/1024;2) &amp; &quot; MB&quot;; TRUNC([.D7]/1024;2)&amp;&quot; KB&quot;))" office:value-type="string" office:string-value="33,33 MB" calcext:value-type="string">
            <text:p>33,33 MB</text:p>
          </table:table-cell>
          <table:table-cell table:style-name="ce7"/>
          <table:table-cell table:style-name="ce7" table:formula="of:=IF([.F7]&gt;1024*1024*1024 ; TRUNC([.F7]/1024/1024/1024;2)&amp;&quot; GB&quot;;  IF([.F7]&gt;1024*1024; TRUNC([.F7]/1024/1024;2) &amp; &quot; MB&quot;; TRUNC([.F7]/1024;2)&amp;&quot; KB&quot;))" office:value-type="string" office:string-value="33,33 MB" calcext:value-type="string">
            <text:p>33,33 MB</text:p>
          </table:table-cell>
          <table:table-cell table:style-name="ce7" table:formula="of:=IF([.G7]&gt;1024*1024*1024 ; TRUNC([.G7]/1024/1024/1024;2)&amp;&quot; GB&quot;;  IF([.G7]&gt;1024*1024; TRUNC([.G7]/1024/1024;2) &amp; &quot; MB&quot;; TRUNC([.G7]/1024;2)&amp;&quot; KB&quot;))" office:value-type="string" office:string-value="96,1 MB" calcext:value-type="string">
            <text:p>96,1 MB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other</text:p>
          </table:table-cell>
          <table:table-cell table:style-name="Default" office:value-type="string" calcext:value-type="string">
            <text:p>sqlunet-wn.db.zip</text:p>
          </table:table-cell>
          <table:table-cell office:value-type="string" calcext:value-type="string">
            <text:p><text:s/>sqlunet-wn.sql.zip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5" office:value-type="float" office:value="27719001" calcext:value-type="float">
            <text:p>27719001</text:p>
          </table:table-cell>
          <table:table-cell table:style-name="ce15" office:value-type="float" office:value="12038180" calcext:value-type="float">
            <text:p>1203818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table:formula="of:=IF([.C11]&gt;1024*1024*1024 ; TRUNC([.C11]/1024/1024/1024.2)&amp;&quot; GB&quot;;  IF([.C11]&gt;1024*1024; ROUND([.C11]/1024/1024)&amp;&quot; MB&quot;; ROUND([.C11]/1024)&amp;&quot; KB&quot;))" office:value-type="string" office:string-value="26 MB" calcext:value-type="string">
            <text:p>26 MB</text:p>
          </table:table-cell>
          <table:table-cell table:style-name="ce21" table:formula="of:=IF([.D11]&gt;1024*1024*1024 ; TRUNC([.D11]/1024/1024/1024.2)&amp;&quot; GB&quot;;  IF([.D11]&gt;1024*1024; ROUND([.D11]/1024/1024)&amp;&quot; MB&quot;; ROUND([.D11]/1024)&amp;&quot; KB&quot;))" office:value-type="string" office:string-value="11 MB" calcext:value-type="string">
            <text:p>11 MB</text:p>
          </table:table-cell>
          <table:table-cell table:number-columns-repeated="3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unet-vn-5.2" table:style-name="ta1">
        <table:table-column table:style-name="co11" table:default-cell-style-name="Default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8" office:value-type="string" calcext:value-type="string">
            <text:p>SQLUNET-5.2</text:p>
          </table:table-cell>
          <table:table-cell table:style-name="ce1" office:value-type="string" calcext:value-type="string">
            <text:p>ACCURATE SIZE TO HUMAN READABLE</text:p>
          </table:table-cell>
          <table:table-cell table:number-columns-repeated="5"/>
        </table:table-row>
        <table:table-row table:style-name="ro1">
          <table:table-cell table:style-name="ce8"/>
          <table:table-cell table:style-name="ce12" office:value-type="string" calcext:value-type="string">
            <text:p>sqlunet</text:p>
          </table:table-cell>
          <table:table-cell table:style-name="ce5" office:value-type="string" calcext:value-type="string">
            <text:p>+ts(vn)</text:p>
          </table:table-cell>
          <table:table-cell table:style-name="ce5" office:value-type="string" calcext:value-type="string">
            <text:p>+ts(pb)</text:p>
          </table:table-cell>
          <table:table-cell/>
          <table:table-cell office:value-type="string" calcext:value-type="string">
            <text:p>all ts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input growing sizes &gt;</text:p>
          </table:table-cell>
          <table:table-cell table:style-name="ce10" table:formula="of:=53014528+22454272" office:value-type="float" office:value="75468800" calcext:value-type="float">
            <text:p>75 468 800</text:p>
          </table:table-cell>
          <table:table-cell table:style-name="ce27" table:formula="of:=53354496+22454272" office:value-type="float" office:value="75808768" calcext:value-type="float">
            <text:p>75 808 768</text:p>
          </table:table-cell>
          <table:table-cell table:style-name="ce17" table:formula="of:=59645952+22454272" office:value-type="float" office:value="82100224" calcext:value-type="float">
            <text:p>82 100 2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rowing sizes</text:p>
          </table:table-cell>
          <table:table-cell table:style-name="ce4" table:formula="of:=[.B3]" office:value-type="float" office:value="75468800" calcext:value-type="float">
            <text:p>75 468 800</text:p>
          </table:table-cell>
          <table:table-cell table:style-name="ce6" table:formula="of:=[.C3]" office:value-type="float" office:value="75808768" calcext:value-type="float">
            <text:p>75 808 768</text:p>
          </table:table-cell>
          <table:table-cell table:style-name="ce6" table:formula="of:=[.D3]" office:value-type="float" office:value="82100224" calcext:value-type="float">
            <text:p>82 100 224</text:p>
          </table:table-cell>
          <table:table-cell/>
          <table:table-cell table:style-name="ce1" table:formula="of:=[.D5]-[.B5]" office:value-type="float" office:value="6631424" calcext:value-type="float">
            <text:p>6 631 424</text:p>
          </table:table-cell>
          <table:table-cell/>
        </table:table-row>
        <table:table-row table:style-name="ro1">
          <table:table-cell office:value-type="string" calcext:value-type="string">
            <text:p>diff</text:p>
          </table:table-cell>
          <table:table-cell table:style-name="ce6" table:formula="of:=[.B3]" office:value-type="float" office:value="75468800" calcext:value-type="float">
            <text:p>75 468 800</text:p>
          </table:table-cell>
          <table:table-cell table:style-name="ce6" table:formula="of:=[.C5]-[.B5]" office:value-type="float" office:value="339968" calcext:value-type="float">
            <text:p>339 968</text:p>
          </table:table-cell>
          <table:table-cell table:style-name="ce6" table:formula="of:=[.D5]-[.C5]" office:value-type="float" office:value="6291456" calcext:value-type="float">
            <text:p>6 291 456</text:p>
          </table:table-cell>
          <table:table-cell/>
          <table:table-cell table:style-name="ce1" table:formula="of:=SUM([.C6:.D6])" office:value-type="float" office:value="6631424" calcext:value-type="float">
            <text:p>6 631 424</text:p>
          </table:table-cell>
          <table:table-cell table:style-name="ce1" table:formula="of:=[.B5]+[.F6]" office:value-type="float" office:value="82100224" calcext:value-type="float">
            <text:p>82 100 224</text:p>
          </table:table-cell>
        </table:table-row>
        <table:table-row table:style-name="ro1">
          <table:table-cell office:value-type="string" calcext:value-type="string">
            <text:p>hr diff</text:p>
          </table:table-cell>
          <table:table-cell table:style-name="ce2" table:formula="of:=IF([.B3]&gt;1024*1024*1024 ; TRUNC([.B3]/1024/1024/1024.2)&amp;&quot; GB&quot;;  IF([.B3]&gt;1024*1024; ROUND([.B3]/1024/1024)&amp;&quot; MB&quot;; ROUND([.B3]/1024)&amp;&quot; KB&quot;))" office:value-type="string" office:string-value="72 MB" calcext:value-type="string">
            <text:p>72 MB</text:p>
          </table:table-cell>
          <table:table-cell table:style-name="ce7" table:formula="of:=IF([.C6]&gt;1024*1024*1024 ; TRUNC([.C6]/1024/1024/1024;2)&amp;&quot; GB&quot;;  IF([.C6]&gt;1024*1024; TRUNC([.C6]/1024/1024;2) &amp; &quot; MB&quot;; TRUNC([.C6]/1024;2)&amp;&quot; KB&quot;))" office:value-type="string" office:string-value="332 KB" calcext:value-type="string">
            <text:p>332 KB</text:p>
          </table:table-cell>
          <table:table-cell table:style-name="ce7" table:formula="of:=IF([.D6]&gt;1024*1024*1024 ; TRUNC([.D6]/1024/1024/1024;2)&amp;&quot; GB&quot;;  IF([.D6]&gt;1024*1024; TRUNC([.D6]/1024/1024;2) &amp; &quot; MB&quot;; TRUNC([.D6]/1024;2)&amp;&quot; KB&quot;))" office:value-type="string" office:string-value="6 MB" calcext:value-type="string">
            <text:p>6 MB</text:p>
          </table:table-cell>
          <table:table-cell table:style-name="ce7"/>
          <table:table-cell table:style-name="ce7" table:formula="of:=IF([.F6]&gt;1024*1024*1024 ; TRUNC([.F6]/1024/1024/1024;2)&amp;&quot; GB&quot;;  IF([.F6]&gt;1024*1024; TRUNC([.F6]/1024/1024;2) &amp; &quot; MB&quot;; TRUNC([.F6]/1024;2)&amp;&quot; KB&quot;))" office:value-type="string" office:string-value="6,32 MB" calcext:value-type="string">
            <text:p>6,32 MB</text:p>
          </table:table-cell>
          <table:table-cell table:style-name="ce7" table:formula="of:=IF([.G6]&gt;1024*1024*1024 ; TRUNC([.G6]/1024/1024/1024;2)&amp;&quot; GB&quot;;  IF([.G6]&gt;1024*1024; TRUNC([.G6]/1024/1024;2) &amp; &quot; MB&quot;; TRUNC([.G6]/1024;2)&amp;&quot; KB&quot;))" office:value-type="string" office:string-value="78,29 MB" calcext:value-type="string">
            <text:p>78,29 MB</text:p>
          </table:table-cell>
        </table:table-row>
        <table:table-row table:style-name="ro1">
          <table:table-cell/>
          <table:table-cell table:style-name="Default"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Default" office:value-type="string" calcext:value-type="string">
            <text:p>sqlunet.db.zip</text:p>
          </table:table-cell>
          <table:table-cell office:value-type="string" calcext:value-type="string">
            <text:p><text:s/>sqlunet.sql.zip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23884874+8358975" office:value-type="float" office:value="32243849" calcext:value-type="float">
            <text:p>32243849</text:p>
          </table:table-cell>
          <table:table-cell table:style-name="ce15" table:formula="of:=12999656+2338263" office:value-type="float" office:value="15337919" calcext:value-type="float">
            <text:p>15337919</text:p>
          </table:table-cell>
          <table:table-cell table:number-columns-repeated="4"/>
        </table:table-row>
        <table:table-row table:style-name="ro1">
          <table:table-cell/>
          <table:table-cell table:style-name="ce21" table:formula="of:=IF([.B10]&gt;1024*1024*1024 ; TRUNC([.B10]/1024/1024/1024.2)&amp;&quot; GB&quot;;  IF([.B10]&gt;1024*1024; ROUND([.B10]/1024/1024)&amp;&quot; MB&quot;; ROUND([.B10]/1024)&amp;&quot; KB&quot;))" office:value-type="string" office:string-value="31 MB" calcext:value-type="string">
            <text:p>31 MB</text:p>
          </table:table-cell>
          <table:table-cell table:style-name="ce21" table:formula="of:=IF([.C10]&gt;1024*1024*1024 ; TRUNC([.C10]/1024/1024/1024.2)&amp;&quot; GB&quot;;  IF([.C10]&gt;1024*1024; ROUND([.C10]/1024/1024)&amp;&quot; MB&quot;; ROUND([.C10]/1024)&amp;&quot; KB&quot;))" office:value-type="string" office:string-value="15 MB" calcext:value-type="string">
            <text:p>15 MB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75468800" calcext:value-type="float">
            <text:p>75468800</text:p>
          </table:table-cell>
          <table:table-cell table:style-name="Default" office:value-type="float" office:value="32243849" calcext:value-type="float">
            <text:p>32243849</text:p>
          </table:table-cell>
          <table:table-cell table:style-name="Default" office:value-type="float" office:value="15337919" calcext:value-type="float">
            <text:p>15337919</text:p>
          </table:table-cell>
          <table:table-cell table:number-columns-repeated="4"/>
        </table:table-row>
        <table:table-row table:style-name="ro1">
          <table:table-cell office:value-type="float" office:value="53014528" calcext:value-type="float">
            <text:p>53014528</text:p>
          </table:table-cell>
          <table:table-cell table:style-name="Default" office:value-type="float" office:value="23884874" calcext:value-type="float">
            <text:p>23884874</text:p>
          </table:table-cell>
          <table:table-cell table:style-name="Default" office:value-type="float" office:value="12999656" calcext:value-type="float">
            <text:p>12999656</text:p>
          </table:table-cell>
          <table:table-cell table:number-columns-repeated="4"/>
        </table:table-row>
        <table:table-row table:style-name="ro1">
          <table:table-cell table:formula="of:=[.A15]-[.A16]" office:value-type="float" office:value="22454272" calcext:value-type="float">
            <text:p>22454272</text:p>
          </table:table-cell>
          <table:table-cell table:style-name="Default" table:formula="of:=[.B15]-[.B16]" office:value-type="float" office:value="8358975" calcext:value-type="float">
            <text:p>8358975</text:p>
          </table:table-cell>
          <table:table-cell table:style-name="Default" table:formula="of:=[.C15]-[.C16]" office:value-type="float" office:value="2338263" calcext:value-type="float">
            <text:p>2338263</text:p>
          </table:table-cell>
          <table:table-cell table:number-columns-repeated="4"/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1P0" style:volatile="true">
      <number:number number:decimal-places="0" loext:min-decimal-places="0" number:min-integer-digits="3">
        <number:embedded-text number:position="2">.</number:embedded-text>
      </number:number>
      <number:text>, KB</number:text>
    </number:number-style>
    <number:number-style style:name="N111P1" style:volatile="true">
      <number:number number:decimal-places="0" loext:min-decimal-places="0" number:min-integer-digits="3">
        <number:embedded-text number:position="2">.</number:embedded-text>
      </number:number>
      <number:text>,, MB</number:text>
    </number:number-style>
    <number:number-style style:name="N111">
      <number:number number:decimal-places="0" loext:min-decimal-places="0" number:min-integer-digits="3">
        <number:embedded-text number:position="2">.</number:embedded-text>
      </number:number>
      <number:text>,,, GB</number:text>
      <style:map style:condition="value()&lt;0" style:apply-style-name="N111P0"/>
      <style:map style:condition="value()&lt;0" style:apply-style-name="N111P1"/>
    </number:number-style>
    <number:number-style style:name="N113P0" style:volatile="true">
      <number:number number:decimal-places="0" loext:min-decimal-places="0" number:min-integer-digits="1"/>
      <number:text>, B</number:text>
    </number:number-style>
    <number:number-style style:name="N113P1" style:volatile="true">
      <number:number number:decimal-places="0" loext:min-decimal-places="0" number:min-integer-digits="3">
        <number:embedded-text number:position="2">.</number:embedded-text>
      </number:number>
      <number:text>, KB</number:text>
    </number:number-style>
    <number:number-style style:name="N113" number:title="User-defined">
      <number:number number:decimal-places="0" loext:min-decimal-places="0" number:min-integer-digits="3">
        <number:embedded-text number:position="2">.</number:embedded-text>
      </number:number>
      <number:text>, MB</number:text>
      <style:map style:condition="value()&lt;1024" style:apply-style-name="N113P0"/>
      <style:map style:condition="value()&lt;0" style:apply-style-name="N113P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5">00/00/0000</text:date>, <text:time style:data-style-name="N2" text:time-value="06:28:04.790209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ard Bou</meta:initial-creator>
    <meta:creation-date>2017-02-12T08:08:04.908915368</meta:creation-date>
    <dc:date>2017-12-15T06:38:25.215471840</dc:date>
    <dc:creator>Bernard Bou</dc:creator>
    <meta:editing-duration>PT5H23M54S</meta:editing-duration>
    <meta:editing-cycles>28</meta:editing-cycles>
    <meta:generator>LibreOffice/5.4.2.2$Linux_X86_64 LibreOffice_project/40m0$Build-2</meta:generator>
    <meta:document-statistic meta:table-count="6" meta:cell-count="242" meta:object-count="0"/>
  </office:meta>
</office:document-meta>
</file>